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72000002F1FC178ED5E5B6985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12cm" fo:min-width="4.22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74cm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46cm"/>
      <style:paragraph-properties style:writing-mode="lr-tb"/>
    </style:style>
    <style:style style:name="gr6" style:family="graphic" style:parent-style-name="objectwithoutfill">
      <style:graphic-properties draw:marker-end="Arrowheads_20_4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592cm"/>
      <style:paragraph-properties style:writing-mode="lr-tb"/>
    </style:style>
    <style:style style:name="gr8" style:family="graphic" style:parent-style-name="objectwithoutfill">
      <style:graphic-properties draw:marker-end="Arrowheads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27cm"/>
      <style:paragraph-properties style:writing-mode="lr-tb"/>
    </style:style>
    <style:style style:name="gr10" style:family="graphic" style:parent-style-name="objectwithoutfill">
      <style:graphic-properties draw:marker-end="Arrowheads_20_6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281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266cm"/>
      <style:paragraph-properties style:writing-mode="lr-tb"/>
    </style:style>
    <style:style style:name="gr13" style:family="graphic" style:parent-style-name="objectwithoutfill">
      <style:graphic-properties draw:marker-end="Arrowheads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5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3cm" fo:min-width="3.63cm"/>
      <style:paragraph-properties style:writing-mode="lr-tb"/>
    </style:style>
    <style:style style:name="gr16" style:family="graphic" style:parent-style-name="objectwithoutfill">
      <style:graphic-properties draw:marker-end="Arrowheads_20_9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76cm"/>
      <style:paragraph-properties style:writing-mode="lr-tb"/>
    </style:style>
    <style:style style:name="gr18" style:family="graphic" style:parent-style-name="objectwithoutfill">
      <style:graphic-properties draw:marker-end="Arrowheads_20_10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61cm"/>
      <style:paragraph-properties style:writing-mode="lr-tb"/>
    </style:style>
    <style:style style:name="gr20" style:family="graphic" style:parent-style-name="objectwithoutfill">
      <style:graphic-properties draw:marker-end="Arrowheads_20_11" draw:marker-end-width="0.3cm" draw:fill="none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/>
      <style:paragraph-properties fo:text-align="center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cm" svg:height="11.91cm" svg:x="9.5cm" svg:y="5.302cm">
          <draw:image xlink:href="Pictures/1000000100000472000002F1FC178ED5E5B69851.png" xlink:type="simple" xlink:show="embed" xlink:actuate="onLoad" draw:mime-type="image/png">
            <text:p/>
          </draw:image>
        </draw:frame>
        <draw:frame draw:style-name="gr2" draw:text-style-name="P2" draw:layer="layout" svg:width="4.723cm" svg:height="1.517cm" svg:x="22.5cm" svg:y="15.5cm">
          <draw:text-box>
            <text:p>CodeEditPanel</text:p>
            <text:p><text:span text:style-name="T1">CodeArea</text:span></text:p>
          </draw:text-box>
        </draw:frame>
        <draw:frame draw:style-name="gr3" draw:text-style-name="P2" draw:layer="layout" svg:width="5.074cm" svg:height="1.517cm" svg:x="13.176cm" svg:y="15.5cm">
          <draw:text-box>
            <text:p>DefinitionsPanel</text:p>
            <text:p><text:span text:style-name="T1">DefinitionsArea</text:span></text:p>
          </draw:text-box>
        </draw:frame>
        <draw:line draw:style-name="gr4" draw:text-style-name="P1" draw:layer="layout" svg:x1="8.75cm" svg:y1="8.5cm" svg:x2="10.75cm" svg:y2="7.712cm">
          <text:p/>
        </draw:line>
        <draw:frame draw:style-name="gr5" draw:text-style-name="P2" draw:layer="layout" svg:width="3.846cm" svg:height="0.962cm" svg:x="4.904cm" svg:y="8.038cm">
          <draw:text-box>
            <text:p>NameEditor</text:p>
          </draw:text-box>
        </draw:frame>
        <draw:line draw:style-name="gr6" draw:text-style-name="P1" draw:layer="layout" svg:x1="24cm" svg:y1="4.75cm" svg:x2="18.25cm" svg:y2="7cm">
          <text:p/>
        </draw:line>
        <draw:frame draw:style-name="gr7" draw:text-style-name="P2" draw:layer="layout" svg:width="4.092cm" svg:height="0.962cm" svg:x="23.75cm" svg:y="4cm">
          <draw:text-box>
            <text:p>BreadCrumb</text:p>
          </draw:text-box>
        </draw:frame>
        <draw:line draw:style-name="gr8" draw:text-style-name="P3" draw:layer="layout" svg:x1="10.25cm" svg:y1="4.75cm" svg:x2="11.5cm" svg:y2="6cm">
          <text:p/>
        </draw:line>
        <draw:frame draw:style-name="gr9" draw:text-style-name="P2" draw:layer="layout" svg:width="4.727cm" svg:height="0.962cm" svg:x="6.773cm" svg:y="4cm">
          <draw:text-box>
            <text:p>EditorMenuBar</text:p>
          </draw:text-box>
        </draw:frame>
        <draw:line draw:style-name="gr10" draw:text-style-name="P1" draw:layer="layout" svg:x1="17.75cm" svg:y1="4.75cm" svg:x2="13.5cm" svg:y2="6.962cm">
          <text:p/>
        </draw:line>
        <draw:frame draw:style-name="gr11" draw:text-style-name="P2" draw:layer="layout" svg:width="5.781cm" svg:height="0.962cm" svg:x="17.5cm" svg:y="4cm">
          <draw:text-box>
            <text:p>SceneFlowToolBar</text:p>
          </draw:text-box>
        </draw:frame>
        <draw:frame draw:style-name="gr12" draw:text-style-name="P2" draw:layer="layout" svg:width="3.766cm" svg:height="0.962cm" svg:x="23.234cm" svg:y="7.962cm">
          <draw:text-box>
            <text:p>WorkSpace</text:p>
          </draw:text-box>
        </draw:frame>
        <draw:line draw:style-name="gr13" draw:text-style-name="P1" draw:layer="layout" svg:x1="8.75cm" svg:y1="9.75cm" svg:x2="10.5cm" svg:y2="10.25cm">
          <text:p/>
        </draw:line>
        <draw:frame draw:style-name="gr14" draw:text-style-name="P2" draw:layer="layout" svg:width="7.225cm" svg:height="0.962cm" svg:x="1.5cm" svg:y="9.288cm">
          <draw:text-box>
            <text:p>SceneFlowPalettePanel</text:p>
          </draw:text-box>
        </draw:frame>
        <draw:frame draw:style-name="gr15" draw:text-style-name="P2" draw:layer="layout" svg:width="4.13cm" svg:height="1.517cm" svg:x="3.37cm" svg:y="5.327cm">
          <draw:text-box>
            <text:p>ProjectEditor</text:p>
            <text:p><text:span text:style-name="T1">JSplitPane</text:span></text:p>
          </draw:text-box>
        </draw:frame>
        <draw:line draw:style-name="gr16" draw:text-style-name="P1" draw:layer="layout" svg:x1="7.5cm" svg:y1="5.75cm" svg:x2="9.75cm" svg:y2="6.75cm">
          <text:p/>
        </draw:line>
        <draw:frame draw:style-name="gr17" draw:text-style-name="P2" draw:layer="layout" svg:width="7.576cm" svg:height="0.962cm" svg:x="1.25cm" svg:y="10.75cm">
          <draw:text-box>
            <text:p>SceneFlowElementPanel</text:p>
          </draw:text-box>
        </draw:frame>
        <draw:line draw:style-name="gr18" draw:text-style-name="P1" draw:layer="layout" svg:x1="8.75cm" svg:y1="11.25cm" svg:x2="10.25cm" svg:y2="12.5cm">
          <text:p/>
        </draw:line>
        <draw:frame draw:style-name="gr19" draw:text-style-name="P2" draw:layer="layout" svg:width="3.461cm" svg:height="0.962cm" svg:x="12.992cm" svg:y="4cm">
          <draw:text-box>
            <text:p>AppFrame</text:p>
          </draw:text-box>
        </draw:frame>
        <draw:line draw:style-name="gr20" draw:text-style-name="P1" draw:layer="layout" svg:x1="13.5cm" svg:y1="4.75cm" svg:x2="12.75cm" svg:y2="5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3T11:34:57.048374841</meta:creation-date>
    <dc:date>2023-10-13T12:27:04.217321718</dc:date>
    <meta:editing-duration>PT7M40S</meta:editing-duration>
    <meta:editing-cycles>2</meta:editing-cycles>
    <meta:generator>LibreOffice/7.3.7.2$Linux_X86_64 LibreOffice_project/30$Build-2</meta:generator>
    <meta:document-statistic meta:object-count="20"/>
  </office:meta>
</office:document-meta>
</file>